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in" fo:border="none" style:writing-mode="page"/>
    </style:style>
    <style:style style:name="Table2.7" style:family="table-row">
      <style:table-row-properties style:min-row-height="0.225in"/>
    </style:style>
    <style:style style:name="P1" style:family="paragraph" style:parent-style-name="Standard">
      <style:text-properties style:font-name="DejaVu Sans" fo:font-size="11pt" officeooo:paragraph-rsid="000341c7" style:font-size-asian="11pt" style:font-size-complex="11pt"/>
    </style:style>
    <style:style style:name="P2" style:family="paragraph" style:parent-style-name="Standard">
      <style:text-properties style:font-name="DejaVu Sans" fo:font-size="11pt" officeooo:rsid="0008970c" officeooo:paragraph-rsid="0008970c" style:font-size-asian="11pt" style:font-size-complex="11pt"/>
    </style:style>
    <style:style style:name="P3" style:family="paragraph" style:parent-style-name="Standard">
      <style:text-properties style:font-name="DejaVu Sans" fo:font-size="11pt" officeooo:rsid="0009fd6b" officeooo:paragraph-rsid="0009fd6b" style:font-size-asian="11pt" style:font-size-complex="11pt"/>
    </style:style>
    <style:style style:name="P4" style:family="paragraph" style:parent-style-name="Standard">
      <style:text-properties style:font-name="DejaVu Sans" fo:font-size="11pt" officeooo:paragraph-rsid="0010a4bd" style:font-size-asian="11pt" style:font-size-complex="11pt"/>
    </style:style>
    <style:style style:name="P5" style:family="paragraph" style:parent-style-name="Standard">
      <style:text-properties style:font-name="DejaVu Sans" officeooo:rsid="000b5629" officeooo:paragraph-rsid="000b5629"/>
    </style:style>
    <style:style style:name="P6" style:family="paragraph" style:parent-style-name="Standard">
      <style:text-properties style:font-name="DejaVu Sans" officeooo:rsid="000b5629" officeooo:paragraph-rsid="001698d8"/>
    </style:style>
    <style:style style:name="P7" style:family="paragraph" style:parent-style-name="Standard">
      <style:text-properties style:font-name="DejaVu Sans" officeooo:rsid="000b8248" officeooo:paragraph-rsid="000b8248"/>
    </style:style>
    <style:style style:name="P8" style:family="paragraph" style:parent-style-name="Standard">
      <style:text-properties style:font-name="DejaVu Sans" officeooo:rsid="000b8248" officeooo:paragraph-rsid="001698d8"/>
    </style:style>
    <style:style style:name="P9" style:family="paragraph" style:parent-style-name="Standard">
      <style:text-properties style:font-name="DejaVu Sans" officeooo:rsid="001698d8" officeooo:paragraph-rsid="001698d8"/>
    </style:style>
    <style:style style:name="P10" style:family="paragraph" style:parent-style-name="Standard">
      <style:text-properties fo:font-size="14pt" fo:font-weight="bold" officeooo:rsid="000aecb5" officeooo:paragraph-rsid="000aecb5" style:font-weight-asian="bold" style:font-weight-complex="bold"/>
    </style:style>
    <style:style style:name="P11" style:family="paragraph" style:parent-style-name="Standard">
      <style:text-properties fo:font-size="14pt" fo:font-weight="bold" officeooo:rsid="00117b03" officeooo:paragraph-rsid="00117b03" style:font-size-asian="14pt" style:font-weight-asian="bold" style:font-size-complex="14pt" style:font-weight-complex="bold"/>
    </style:style>
    <style:style style:name="P12" style:family="paragraph" style:parent-style-name="Standard">
      <style:text-properties fo:font-size="12pt" fo:font-weight="normal" officeooo:rsid="000aecb5" officeooo:paragraph-rsid="000aecb5" style:font-weight-asian="normal" style:font-weight-complex="normal"/>
    </style:style>
    <style:style style:name="P13" style:family="paragraph" style:parent-style-name="Standard">
      <style:text-properties fo:font-size="12pt" fo:font-weight="normal" officeooo:rsid="00145af8" officeooo:paragraph-rsid="00145af8" style:font-weight-asian="normal" style:font-weight-complex="normal"/>
    </style:style>
    <style:style style:name="P14" style:family="paragraph" style:parent-style-name="Standard">
      <style:text-properties fo:font-size="12pt" fo:font-weight="normal" officeooo:rsid="00117b03" officeooo:paragraph-rsid="00117b03" style:font-size-asian="14pt" style:font-weight-asian="normal" style:font-size-complex="14pt" style:font-weight-complex="normal"/>
    </style:style>
    <style:style style:name="P15" style:family="paragraph" style:parent-style-name="Standard">
      <style:text-properties fo:font-size="12pt" fo:font-weight="normal" officeooo:rsid="001192bb" officeooo:paragraph-rsid="001192bb" style:font-size-asian="14pt" style:font-weight-asian="normal" style:font-size-complex="14pt" style:font-weight-complex="normal"/>
    </style:style>
    <style:style style:name="P16" style:family="paragraph" style:parent-style-name="Standard">
      <style:text-properties fo:font-weight="normal" officeooo:rsid="000b8248" officeooo:paragraph-rsid="000b8248" style:font-weight-asian="normal" style:font-weight-complex="normal"/>
    </style:style>
    <style:style style:name="P17" style:family="paragraph" style:parent-style-name="Standard">
      <style:text-properties fo:font-weight="normal" officeooo:rsid="001378dd" officeooo:paragraph-rsid="001378dd" style:font-weight-asian="normal" style:font-weight-complex="normal"/>
    </style:style>
    <style:style style:name="P18" style:family="paragraph" style:parent-style-name="Standard">
      <style:text-properties fo:font-weight="normal" officeooo:rsid="001378dd" officeooo:paragraph-rsid="0012464e" style:font-weight-asian="normal" style:font-weight-complex="normal"/>
    </style:style>
    <style:style style:name="P19" style:family="paragraph" style:parent-style-name="Standard">
      <style:text-properties fo:font-weight="normal" officeooo:rsid="001192bb" officeooo:paragraph-rsid="001192bb" style:font-weight-asian="normal" style:font-weight-complex="normal"/>
    </style:style>
    <style:style style:name="P20" style:family="paragraph" style:parent-style-name="Standard">
      <style:text-properties fo:font-weight="normal" officeooo:rsid="0012464e" officeooo:paragraph-rsid="001192bb" style:font-weight-asian="normal" style:font-weight-complex="normal"/>
    </style:style>
    <style:style style:name="P21" style:family="paragraph" style:parent-style-name="Standard">
      <style:text-properties fo:font-weight="normal" officeooo:rsid="0012464e" officeooo:paragraph-rsid="0012464e" style:font-weight-asian="normal" style:font-weight-complex="normal"/>
    </style:style>
    <style:style style:name="P22" style:family="paragraph" style:parent-style-name="Standard">
      <style:text-properties fo:font-weight="normal" officeooo:rsid="001698d8" officeooo:paragraph-rsid="001698d8" style:font-weight-asian="normal" style:font-weight-complex="normal"/>
    </style:style>
    <style:style style:name="P23" style:family="paragraph" style:parent-style-name="Standard">
      <style:text-properties fo:font-weight="bold" officeooo:rsid="001378dd" officeooo:paragraph-rsid="001378dd" style:font-weight-asian="bold" style:font-weight-complex="bold"/>
    </style:style>
    <style:style style:name="P24" style:family="paragraph" style:parent-style-name="Standard">
      <style:text-properties officeooo:rsid="001192bb" officeooo:paragraph-rsid="001192bb"/>
    </style:style>
    <style:style style:name="P25" style:family="paragraph" style:parent-style-name="Standard">
      <style:text-properties officeooo:rsid="0012464e" officeooo:paragraph-rsid="0012464e"/>
    </style:style>
    <style:style style:name="P26" style:family="paragraph" style:parent-style-name="Standard">
      <style:text-properties officeooo:rsid="001378dd" officeooo:paragraph-rsid="001378dd"/>
    </style:style>
    <style:style style:name="P27" style:family="paragraph" style:parent-style-name="Standard">
      <style:text-properties officeooo:rsid="00145af8" officeooo:paragraph-rsid="00145af8"/>
    </style:style>
    <style:style style:name="P28" style:family="paragraph" style:parent-style-name="Standard">
      <style:text-properties officeooo:paragraph-rsid="001698d8"/>
    </style:style>
    <style:style style:name="P29" style:family="paragraph" style:parent-style-name="Standard">
      <style:paragraph-properties fo:break-before="page"/>
      <style:text-properties officeooo:paragraph-rsid="000f6fa5"/>
    </style:style>
    <style:style style:name="P30" style:family="paragraph" style:parent-style-name="Standard">
      <style:paragraph-properties fo:break-before="page"/>
      <style:text-properties officeooo:rsid="001192bb" officeooo:paragraph-rsid="001192bb"/>
    </style:style>
    <style:style style:name="P31" style:family="paragraph" style:parent-style-name="Standard">
      <style:paragraph-properties fo:break-before="page"/>
      <style:text-properties fo:font-size="14pt" fo:font-weight="bold" officeooo:rsid="001378dd" officeooo:paragraph-rsid="001378dd" style:font-weight-asian="bold" style:font-weight-complex="bold"/>
    </style:style>
    <style:style style:name="P32" style:family="paragraph" style:parent-style-name="Standard">
      <style:paragraph-properties fo:break-before="page"/>
      <style:text-properties fo:font-weight="normal" officeooo:rsid="001698d8" officeooo:paragraph-rsid="001698d8" style:font-weight-asian="normal" style:font-weight-complex="normal"/>
    </style:style>
    <style:style style:name="P33" style:family="paragraph" style:parent-style-name="Standard">
      <style:paragraph-properties fo:break-before="page"/>
      <style:text-properties officeooo:paragraph-rsid="001698d8"/>
    </style:style>
    <style:style style:name="P34" style:family="paragraph" style:parent-style-name="Table_20_Contents">
      <style:text-properties officeooo:rsid="0012464e" officeooo:paragraph-rsid="0012464e"/>
    </style:style>
    <style:style style:name="P35" style:family="paragraph" style:parent-style-name="Table_20_Contents">
      <style:text-properties officeooo:rsid="001378dd" officeooo:paragraph-rsid="001378dd"/>
    </style:style>
    <style:style style:name="P36" style:family="paragraph" style:parent-style-name="Table_20_Contents">
      <style:text-properties fo:font-weight="bold" officeooo:rsid="001378dd" officeooo:paragraph-rsid="001378dd" style:font-weight-asian="bold" style:font-weight-complex="bold"/>
    </style:style>
    <style:style style:name="P37" style:family="paragraph" style:parent-style-name="Standard" style:list-style-name="L1">
      <style:text-properties fo:font-weight="normal" officeooo:rsid="001192bb" officeooo:paragraph-rsid="001192bb" style:font-weight-asian="normal" style:font-weight-complex="normal"/>
    </style:style>
    <style:style style:name="P38" style:family="paragraph" style:parent-style-name="Standard">
      <style:text-properties fo:font-weight="normal" officeooo:rsid="001698d8" officeooo:paragraph-rsid="001698d8" style:font-weight-asian="normal" style:font-weight-complex="normal"/>
    </style:style>
    <style:style style:name="P39" style:family="paragraph" style:parent-style-name="Standard" style:list-style-name="L2">
      <style:text-properties fo:font-size="12pt" fo:font-weight="normal" officeooo:rsid="00139d55" officeooo:paragraph-rsid="00139d55" style:font-weight-asian="normal" style:font-weight-complex="normal"/>
    </style:style>
    <style:style style:name="P40" style:family="paragraph" style:parent-style-name="Standard" style:list-style-name="L2">
      <style:text-properties fo:font-size="12pt" fo:font-weight="normal" officeooo:rsid="00145af8" officeooo:paragraph-rsid="00145af8" style:font-weight-asian="normal" style:font-weight-complex="normal"/>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53301" style:font-size-asian="16pt" style:font-weight-asian="bold" style:font-size-complex="16pt" style:font-weight-complex="bold"/>
    </style:style>
    <style:style style:name="T3" style:family="text">
      <style:text-properties fo:font-size="16pt" fo:font-weight="bold" officeooo:rsid="0008970c" style:font-size-asian="16pt" style:font-weight-asian="bold" style:font-size-complex="16pt" style:font-weight-complex="bold"/>
    </style:style>
    <style:style style:name="T4" style:family="text">
      <style:text-properties fo:font-size="16pt" fo:font-weight="bold" officeooo:rsid="00117b03" style:font-size-asian="16pt" style:font-weight-asian="bold" style:font-size-complex="16pt" style:font-weight-complex="bold"/>
    </style:style>
    <style:style style:name="T5" style:family="text">
      <style:text-properties officeooo:rsid="0008970c"/>
    </style:style>
    <style:style style:name="T6" style:family="text">
      <style:text-properties fo:font-size="12pt" fo:font-weight="bold" style:font-weight-asian="bold" style:font-weight-complex="bold"/>
    </style:style>
    <style:style style:name="T7" style:family="text">
      <style:text-properties fo:font-size="12pt" fo:font-weight="normal" style:font-weight-asian="normal" style:font-weight-complex="normal"/>
    </style:style>
    <style:style style:name="T8" style:family="text">
      <style:text-properties fo:font-size="12pt" fo:font-weight="normal" officeooo:rsid="000b5629" style:font-weight-asian="normal" style:font-weight-complex="normal"/>
    </style:style>
    <style:style style:name="T9" style:family="text">
      <style:text-properties fo:font-size="12pt" fo:font-weight="normal" officeooo:rsid="00139d55" style:font-weight-asian="normal" style:font-weight-complex="normal"/>
    </style:style>
    <style:style style:name="T10" style:family="text">
      <style:text-properties officeooo:rsid="0009fd6b"/>
    </style:style>
    <style:style style:name="T11" style:family="text">
      <style:text-properties fo:font-weight="bold" style:font-weight-asian="bold" style:font-weight-complex="bold"/>
    </style:style>
    <style:style style:name="T12" style:family="text">
      <style:text-properties fo:font-weight="bold" officeooo:rsid="001698d8" style:font-weight-asian="bold" style:font-weight-complex="bold"/>
    </style:style>
    <style:style style:name="T13" style:family="text">
      <style:text-properties fo:font-weight="bold" officeooo:rsid="001a57c5" style:font-weight-asian="bold" style:font-weight-complex="bold"/>
    </style:style>
    <style:style style:name="T14" style:family="text">
      <style:text-properties fo:font-weight="bold" officeooo:rsid="001378dd"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0b8248" style:font-weight-asian="normal" style:font-weight-complex="normal"/>
    </style:style>
    <style:style style:name="T17" style:family="text">
      <style:text-properties fo:font-weight="normal" officeooo:rsid="0012464e" style:font-weight-asian="normal" style:font-weight-complex="normal"/>
    </style:style>
    <style:style style:name="T18" style:family="text">
      <style:text-properties fo:font-weight="normal" officeooo:rsid="001378dd" style:font-weight-asian="normal" style:font-weight-complex="normal"/>
    </style:style>
    <style:style style:name="T19" style:family="text">
      <style:text-properties fo:font-weight="normal" officeooo:rsid="001698d8" style:font-weight-asian="normal" style:font-weight-complex="normal"/>
    </style:style>
    <style:style style:name="T20" style:family="text">
      <style:text-properties fo:font-weight="normal" officeooo:rsid="001a57c5" style:font-weight-asian="normal" style:font-weight-complex="normal"/>
    </style:style>
    <style:style style:name="T21" style:family="text">
      <style:text-properties officeooo:rsid="000b8248"/>
    </style:style>
    <style:style style:name="T22" style:family="text">
      <style:text-properties style:text-position="super 58%" style:font-name="DejaVu Sans" fo:font-size="11pt" officeooo:rsid="0010a4bd" style:font-size-asian="11pt" style:font-size-complex="11pt"/>
    </style:style>
    <style:style style:name="T23" style:family="text">
      <style:text-properties style:text-position="super 58%" officeooo:rsid="0010a4bd"/>
    </style:style>
    <style:style style:name="T24" style:family="text">
      <style:text-properties officeooo:rsid="0010a4bd"/>
    </style:style>
    <style:style style:name="T25" style:family="text">
      <style:text-properties style:font-name="DejaVu Sans" fo:font-size="11pt" style:font-size-asian="11pt" style:font-size-complex="11pt"/>
    </style:style>
    <style:style style:name="T26" style:family="text">
      <style:text-properties style:font-name="DejaVu Sans" fo:font-size="11pt" officeooo:rsid="0008970c" style:font-size-asian="11pt" style:font-size-complex="11pt"/>
    </style:style>
    <style:style style:name="T27" style:family="text">
      <style:text-properties style:font-name="DejaVu Sans" fo:font-size="11pt" officeooo:rsid="0010a4bd" style:font-size-asian="11pt" style:font-size-complex="11pt"/>
    </style:style>
    <style:style style:name="T28" style:family="text">
      <style:text-properties style:font-name="DejaVu Sans" fo:font-size="11pt" officeooo:rsid="001a57c5" style:font-size-asian="11pt" style:font-size-complex="11pt"/>
    </style:style>
    <style:style style:name="T29" style:family="text">
      <style:text-properties officeooo:rsid="001192bb"/>
    </style:style>
    <style:style style:name="T30" style:family="text">
      <style:text-properties officeooo:rsid="001698d8"/>
    </style:style>
    <style:style style:name="fr1" style:family="graphic" style:parent-style-name="Frame">
      <style:graphic-properties style:vertical-pos="top" style:vertical-rel="paragraph-content" style:horizontal-pos="center"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2">L</text:span><text:span text:style-name="T1">ab </text:span><text:span text:style-name="T4">9</text:span><text:span text:style-name="T1">: </text:span><text:span text:style-name="T3">Algorithmic Complexity</text:span></text:p>
      <text:p text:style-name="Standard"/>
      <text:p text:style-name="P11">Big O</text:p>
      <text:p text:style-name="P11"/>
      <text:p text:style-name="P14">In computer science there are often many different algorithms that could be used to accomplish any task. For instance to sort a list of numbers a program might use: bubble sort, selection sort, insertion sort, merge sort, heap sort, quicksort, radix sort, bucket sort, bogo sort, or many, many others. <text:span text:style-name="T29">They all do the same thing so how can we tell which one is the correct choice.</text:span></text:p>
      <text:p text:style-name="P14"/>
      <text:p text:style-name="P15">Efficiency (or complexity) is the most common method of picking the "correct" algorithm to use in a program. This is a measure of how many actions an algorithm performs relative to the number of inputs it is given. Algorithms with higher complexity (lower efficiency) require more and more actions to accommodate a growing number of inputs. This is usually expressed as a <text:span text:style-name="T11">Big O</text:span> number. </text:p>
      <text:p text:style-name="P15"/>
      <text:p text:style-name="P15">You’ll learn much more about Big O later in your computer science education but let’s walk through a simple code example to try to develop some intuition about what it measure.</text:p>
      <text:p text:style-name="P14"/>
      <text:p text:style-name="Standard"><draw:frame draw:style-name="fr1" draw:name="Frame1" text:anchor-type="paragraph" svg:width="7in" draw:z-index="0"><draw:text-box fo:min-height="2in"><text:p text:style-name="P4">//<text:span text:style-name="T5">Code provided on page 464 of Starting out with C++ </text:span><text:span text:style-name="T24">9</text:span><text:span text:style-name="T23">th</text:span><text:span text:style-name="T24"> Edition</text:span><text:span text:style-name="T5"> by Tony Gaddis</text:span></text:p><text:p text:style-name="P1"/><text:p text:style-name="P2">int linearSearch (const int arr[], int size, int value){</text:p><text:p text:style-name="P2"><text:s text:c="4"/>int index = 0;</text:p><text:p text:style-name="P2"><text:s text:c="4"/>int position = -1;</text:p><text:p text:style-name="P2"><text:s text:c="4"/>bool found = false;</text:p><text:p text:style-name="P2"/><text:p text:style-name="P2"><text:s text:c="4"/>while(index &lt; size &amp;&amp; !<text:span text:style-name="T10">found){</text:span></text:p><text:p text:style-name="P2"><text:s text:c="8"/><text:span text:style-name="T10">if(arr[index] == value) {</text:span></text:p><text:p text:style-name="P2"><text:s text:c="12"/><text:span text:style-name="T10">found = true;</text:span></text:p><text:p text:style-name="P2"><text:s text:c="12"/><text:span text:style-name="T10">position = index;</text:span></text:p><text:p text:style-name="P2"><text:s text:c="8"/><text:span text:style-name="T10">}</text:span></text:p><text:p text:style-name="P2"><text:s text:c="8"/><text:span text:style-name="T10">else{</text:span></text:p><text:p text:style-name="P2"><text:s text:c="12"/><text:span text:style-name="T10">index++;</text:span></text:p><text:p text:style-name="P2"><text:s text:c="8"/><text:span text:style-name="T10">}</text:span></text:p><text:p text:style-name="P2"><text:s text:c="4"/><text:span text:style-name="T10">}</text:span></text:p><text:p text:style-name="P2"><text:s text:c="4"/><text:span text:style-name="T10">return position;</text:span></text:p><text:p text:style-name="P3">}</text:p></draw:text-box></draw:frame></text:p>
      <text:p text:style-name="P24"><text:span text:style-name="T16">T</text:span><text:span text:style-name="T15">his is the same code that was provided for Linear Search in the last reading. Let’s count how many actions this code takes for an input </text:span><text:span text:style-name="T11">arr </text:span><text:span text:style-name="T15">that has 3 numbers in it and does not contain the search value:</text:span></text:p>
      <text:list xml:id="list2749949134" text:style-name="L1">
        <text:list-item>
          <text:p text:style-name="P37">variable initialization: 3 actions</text:p>
        </text:list-item>
        <text:list-item>
          <text:p text:style-name="P37">while loop: 3 iterations</text:p>
          <text:list>
            <text:list-item>
              <text:p text:style-name="P37">comparison: 1 action</text:p>
            </text:list-item>
            <text:list-item>
              <text:p text:style-name="P37">update index: 1 action</text:p>
            </text:list-item>
          </text:list>
        </text:list-item>
        <text:list-item>
          <text:p text:style-name="P37">return statement: 1 action</text:p>
        </text:list-item>
      </text:list>
      <text:p text:style-name="P19"/>
      <text:p text:style-name="P30"><text:span text:style-name="T15">Since the</text:span><text:span text:style-name="T11"> while </text:span><text:span text:style-name="T15">loop runs three times it will perform 3*2 = 6 actions. 6+3+1 gives us 10 actions for a list of 3 numbers. Lets look at </text:span><text:span text:style-name="T17">how many actions would be performed to search lists of different sizes. Let us assume that no list contains the search value.</text:span></text:p>
      <text:p text:style-name="P20"/>
      <table:table table:name="Table1" table:style-name="Table1">
        <table:table-column table:style-name="Table1.A" table:number-columns-repeated="3"/>
        <table:table-row>
          <table:table-cell table:style-name="Table1.A1" office:value-type="string">
            <text:p text:style-name="P34">Size</text:p>
          </table:table-cell>
          <table:table-cell table:style-name="Table1.A1" office:value-type="string">
            <text:p text:style-name="P34">Calculation</text:p>
          </table:table-cell>
          <table:table-cell table:style-name="Table1.A1" office:value-type="string">
            <text:p text:style-name="P34">Actions</text:p>
          </table:table-cell>
        </table:table-row>
        <table:table-row>
          <table:table-cell table:style-name="Table1.A1" office:value-type="string">
            <text:p text:style-name="P34">3</text:p>
          </table:table-cell>
          <table:table-cell table:style-name="Table1.A1" office:value-type="string">
            <text:p text:style-name="P34">3 + 3*2 + 1</text:p>
          </table:table-cell>
          <table:table-cell table:style-name="Table1.A1" office:value-type="string">
            <text:p text:style-name="P34">10</text:p>
          </table:table-cell>
        </table:table-row>
        <table:table-row>
          <table:table-cell table:style-name="Table1.A1" office:value-type="string">
            <text:p text:style-name="P34">6</text:p>
          </table:table-cell>
          <table:table-cell table:style-name="Table1.A1" office:value-type="string">
            <text:p text:style-name="P34">3 + 6*2 + 1</text:p>
          </table:table-cell>
          <table:table-cell table:style-name="Table1.A1" office:value-type="string">
            <text:p text:style-name="P34">16</text:p>
          </table:table-cell>
        </table:table-row>
        <table:table-row>
          <table:table-cell table:style-name="Table1.A1" office:value-type="string">
            <text:p text:style-name="P34">12</text:p>
          </table:table-cell>
          <table:table-cell table:style-name="Table1.A1" office:value-type="string">
            <text:p text:style-name="P34">3 + 12*2 + 1</text:p>
          </table:table-cell>
          <table:table-cell table:style-name="Table1.A1" office:value-type="string">
            <text:p text:style-name="P34">27</text:p>
          </table:table-cell>
        </table:table-row>
        <table:table-row>
          <table:table-cell table:style-name="Table1.A1" office:value-type="string">
            <text:p text:style-name="P34">24</text:p>
          </table:table-cell>
          <table:table-cell table:style-name="Table1.A1" office:value-type="string">
            <text:p text:style-name="P34">3 + 24*2 + 1</text:p>
          </table:table-cell>
          <table:table-cell table:style-name="Table1.A1" office:value-type="string">
            <text:p text:style-name="P34">52</text:p>
          </table:table-cell>
        </table:table-row>
      </table:table>
      <text:p text:style-name="P20"/>
      <text:p text:style-name="P21">We can see that the calculation is always <text:span text:style-name="T11">(2*n + 4)</text:span> where n is the size of the list that is being searched. We can use that calculation to get the number of actions that will be performed to search a list of any size.</text:p>
      <text:p text:style-name="P21"/>
      <text:p text:style-name="P25"><text:span text:style-name="T15">We can also see that if we put those points of a graph with Size on the X axis and Actions on the Y axis, there would be a straight line that could be drawn through it. That shows us that the </text:span><text:span text:style-name="T11">complexity </text:span><text:span text:style-name="T15">of this algorithm is </text:span><text:span text:style-name="T11">linear </text:span><text:span text:style-name="T20">(or we might say that it runs in "linear time")</text:span><text:span text:style-name="T15">. To predict how many many actions are needed to search a list with Size=1,000,000 we would just have to plot that line out to the point where Size is 1,000,000</text:span></text:p>
      <text:p text:style-name="P21"/>
      <text:p text:style-name="P25"><text:span text:style-name="T15">The Big O measurement of Linear Search is the equation from our table </text:span><text:span text:style-name="T11">without any constants</text:span><text:span text:style-name="T15">. It is written as a function O() with the equation in the parenthesis. So we would say that Linear Search is O(n). Big O isn’t meant to tell us exactly how many actions an algorithm performs. Instead it gives us a convenient shorthand to compare the complexity of two algorithms.</text:span><text:span text:style-name="T11"> An algorithm that is O(n^2) is going to be mu</text:span><text:span text:style-name="T13">c</text:span><text:span text:style-name="T11">h slower on long lists </text:span><text:span text:style-name="T14">of numbers that an algorithm that is O(n)</text:span><text:span text:style-name="T18">.</text:span></text:p>
      <text:p text:style-name="P18"/>
      <text:p text:style-name="P26"><text:span text:style-name="T18">B</text:span><text:span text:style-name="T15">ut we cheated a little to get the calculation that we used for Linear Search. Remember that we assumed that the search value is not in the list. But the algorithm stops running when it finds the search value, so it is faster to search a list that contains the search value compared to one that does not. Linear Search does not require that the searched list be sorted so the search value is equally likely to be at the very beginning as it is at the very end. So on average the search value is halfway through the list. We can update our equation to search a list that </text:span><text:span text:style-name="T11">does contain</text:span><text:span text:style-name="T15"> the search value to be (0.5*2*</text:span><text:span text:style-name="T20">n</text:span><text:span text:style-name="T15"> + 4), since we’re only going to search half of the list on average. The Big O for this equation removes all of the constants so it is still O(n). </text:span></text:p>
      <text:p text:style-name="P18"/>
      <text:p text:style-name="P23">Remember that Big O is just a rough estimation.</text:p>
      <text:p text:style-name="P23"/>
      <text:p text:style-name="P17">Here are some examples of the Big O complexity of some common classes of algorithms.</text:p>
      <text:p text:style-name="P17"/>
      <table:table table:name="Table2" table:style-name="Table2">
        <table:table-column table:style-name="Table2.A"/>
        <table:table-column table:style-name="Table2.B"/>
        <table:table-row>
          <table:table-cell table:style-name="Table2.A1" office:value-type="string">
            <text:p text:style-name="P36">Big O</text:p>
          </table:table-cell>
          <table:table-cell table:style-name="Table2.A1" office:value-type="string">
            <text:p text:style-name="P36">Algorithms</text:p>
          </table:table-cell>
        </table:table-row>
        <table:table-row>
          <table:table-cell table:style-name="Table2.A1" office:value-type="string">
            <text:p text:style-name="P35">O(1)</text:p>
          </table:table-cell>
          <table:table-cell table:style-name="Table2.A1" office:value-type="string">
            <text:p text:style-name="P35">Simple calculations</text:p>
          </table:table-cell>
        </table:table-row>
        <table:table-row>
          <table:table-cell table:style-name="Table2.A1" office:value-type="string">
            <text:p text:style-name="P35">O(log n)</text:p>
          </table:table-cell>
          <table:table-cell table:style-name="Table2.A1" office:value-type="string">
            <text:p text:style-name="P35">Binary Search</text:p>
          </table:table-cell>
        </table:table-row>
        <table:table-row>
          <table:table-cell table:style-name="Table2.A1" office:value-type="string">
            <text:p text:style-name="P35">O(n)</text:p>
          </table:table-cell>
          <table:table-cell table:style-name="Table2.A1" office:value-type="string">
            <text:p text:style-name="P35">Linear Search</text:p>
          </table:table-cell>
        </table:table-row>
        <table:table-row>
          <table:table-cell table:style-name="Table2.A1" office:value-type="string">
            <text:p text:style-name="P35">O(n log n)</text:p>
          </table:table-cell>
          <table:table-cell table:style-name="Table2.A1" office:value-type="string">
            <text:p text:style-name="P35">"Divide and conquer" searches</text:p>
          </table:table-cell>
        </table:table-row>
        <table:table-row>
          <table:table-cell table:style-name="Table2.A1" office:value-type="string">
            <text:p text:style-name="P35">O(n^2)</text:p>
          </table:table-cell>
          <table:table-cell table:style-name="Table2.A1" office:value-type="string">
            <text:p text:style-name="P35">Bubble sort, Insertion sort, Selection sort</text:p>
          </table:table-cell>
        </table:table-row>
        <table:table-row table:style-name="Table2.7">
          <table:table-cell table:style-name="Table2.A1" office:value-type="string">
            <text:p text:style-name="P35">O(2^n)</text:p>
          </table:table-cell>
          <table:table-cell table:style-name="Table2.A1" office:value-type="string">
            <text:p text:style-name="P35">Brute Force attacks</text:p>
          </table:table-cell>
        </table:table-row>
      </table:table>
      <text:p text:style-name="P17"/>
      <text:p text:style-name="P31">Improving Efficiency</text:p>
      <text:p text:style-name="P10"/>
      <text:p text:style-name="P26"><text:span text:style-name="T8">T</text:span><text:span text:style-name="T7">here are many small tricks that a programmer can apply to improve the efficiency of his or her code. </text:span><text:span text:style-name="T9">You will learn many of these tricks as you continue to study, but here are a few:</text:span></text:p>
      <text:list xml:id="list2168811917" text:style-name="L2">
        <text:list-item>
          <text:p text:style-name="P39">Reduce the layering of loops. Loops in side of loops are a major source of inefficiency.</text:p>
        </text:list-item>
        <text:list-item>
          <text:p text:style-name="P39">Avoid referencing memory as much as possible. Loading and storing values in memory is much slower than calculations that can happen inside of the CPU.</text:p>
        </text:list-item>
        <text:list-item>
          <text:p text:style-name="P39">Avoid repeating complicated calculation. Store and re-use function returns rather than calling the same function several times.</text:p>
        </text:list-item>
        <text:list-item>
          <text:p text:style-name="P40">Quit working as soon as possible. If there are several conditions that could cause your code to halt, check the simplest ones first.</text:p>
        </text:list-item>
        <text:list-item>
          <text:p text:style-name="P40">Use integers whenever you can. Floating point operations require more work that integers.</text:p>
        </text:list-item>
      </text:list>
      <text:p text:style-name="P13"/>
      <text:p text:style-name="P27"><text:span text:style-name="T7">Notice that many of the tips in that list will not improve the Big O complexity of your code. </text:span><text:span text:style-name="T6">A function that performs (1000*n + 1000) actions is the same Big O as a function that performs (10*n + 1) </text:span><text:span text:style-name="T7">but will actually take much more time to run, and so it is less efficient.</text:span></text:p>
      <text:p text:style-name="P13"/>
      <text:p text:style-name="P27"><text:span text:style-name="T7">Often the Big O value of code is determined only by the algorithm that you’re implementing but there are still many small improvements that can be made to decrease the execution time of the program. Consider last week’s implementation of </text:span><text:span text:style-name="T6">Bubble Sort:</text:span></text:p>
      <text:p text:style-name="P12"/>
      <text:p text:style-name="Standard"><draw:frame draw:style-name="fr1" draw:name="Frame2" text:anchor-type="paragraph" svg:width="7in" draw:z-index="1"><draw:text-box fo:min-height="2in"><text:p text:style-name="P29"><text:span text:style-name="T25">//</text:span><text:span text:style-name="T26">Code provided on page 4</text:span><text:span text:style-name="T27">81</text:span><text:span text:style-name="T26"> of Starting out with C++ </text:span><text:span text:style-name="T27">9</text:span><text:span text:style-name="T22">th</text:span><text:span text:style-name="T27"> Edition</text:span><text:span text:style-name="T26"> by Tony Gaddis</text:span></text:p><text:p text:style-name="P5"/><text:p text:style-name="P5">void bubbleSort(int array[], int size){</text:p><text:p text:style-name="P5"><text:s text:c="4"/>int maxElement;</text:p><text:p text:style-name="P5"><text:s text:c="4"/>int index;</text:p><text:p text:style-name="P5"/><text:p text:style-name="P5"><text:s text:c="4"/>for(maxElement = size-1; maxElement &gt;0; maxElement--){</text:p><text:p text:style-name="P5"><text:s text:c="8"/>for(index = 0; index &lt; maxElement; index++){</text:p><text:p text:style-name="P5"><text:s text:c="12"/>if(array[index] &gt; array[index+1]) {</text:p><text:p text:style-name="P5"><text:s text:c="16"/>swap(array[index], array[index + 1]);</text:p><text:p text:style-name="P5"><text:s text:c="12"/>}</text:p><text:p text:style-name="P5"><text:s text:c="8"/><text:span text:style-name="T21">}</text:span></text:p><text:p text:style-name="P5"><text:s text:c="4"/><text:span text:style-name="T21">}</text:span></text:p><text:p text:style-name="P7">}</text:p><text:p text:style-name="P7"/><text:p text:style-name="P7">void swap(int &amp;a, int &amp;b) {</text:p><text:p text:style-name="P7"><text:s text:c="4"/>int temp = a;</text:p><text:p text:style-name="P7"><text:s text:c="4"/>a = b;</text:p><text:p text:style-name="P7"><text:s text:c="4"/>b = temp;</text:p><text:p text:style-name="P7">}</text:p></draw:text-box></draw:frame><text:tab/><text:tab/> <text:s/></text:p>
      <text:p text:style-name="P22"/>
      <text:p text:style-name="P32">Let’s try sorting a short list using this function: 1, 2, 4, 3</text:p>
      <text:p text:style-name="P22"/>
      <text:p text:style-name="P22">1, 2, 4, 3<text:tab/>index: 0<text:tab/>maxElement: 3<text:tab/>No swap</text:p>
      <text:p text:style-name="P22">1, 2, 4, 3<text:tab/>index:1<text:tab/>maxElement: 3<text:tab/>No swap</text:p>
      <text:p text:style-name="P22">1, 2, 4, 3<text:tab/>index:2<text:tab/>maxElement: 3<text:tab/>Swap</text:p>
      <text:p text:style-name="P22">1, 2, 3, 4<text:tab/>index:0<text:tab/>maxElement:2<text:tab/><text:tab/>No swap</text:p>
      <text:p text:style-name="P22">1, 2, 3, 4<text:tab/>index:1<text:tab/>maxElement:2<text:tab/><text:tab/>No swap</text:p>
      <text:p text:style-name="P22">1, 2, 3, 4<text:tab/>index:0<text:tab/>maxElement:1<text:tab/><text:tab/>No swap</text:p>
      <text:p text:style-name="P22"/>
      <text:p text:style-name="P28"><text:span text:style-name="T19">Notice that the list was correctly sorted after the swap on the third lane. All of the remaining actions by this function were just waited effort. You may recall that the implementation of Bubble Sort that was used in last weeks lab used a </text:span><text:span text:style-name="T12">bool</text:span><text:span text:style-name="T19"> variable <text:s/>to track whether a change had been made in the list. If one "pass" can be made without any swaps taking place, we know the list is already sorted and the sorting function can quit. Let’s alter this Bubble Sort function so that it does the same thing.\</text:span></text:p>
      <text:p text:style-name="P22"/>
      <text:p text:style-name="P28"/>
      <text:p text:style-name="P16"><draw:frame draw:style-name="fr1" draw:name="Frame3" text:anchor-type="paragraph" svg:width="7in" draw:z-index="2"><draw:text-box fo:min-height="2in"><text:p text:style-name="P33"><text:span text:style-name="T25">//</text:span><text:span text:style-name="T26">Code </text:span><text:span text:style-name="T28">adapted from</text:span><text:span text:style-name="T26"> page 4</text:span><text:span text:style-name="T27">81</text:span><text:span text:style-name="T26"> of Starting out with C++ </text:span><text:span text:style-name="T27">9</text:span><text:span text:style-name="T22">th</text:span><text:span text:style-name="T27"> Edition</text:span><text:span text:style-name="T26"> by Tony Gaddis</text:span></text:p><text:p text:style-name="P6"/><text:p text:style-name="P6">void bubbleSort(int array[], int size){</text:p><text:p text:style-name="P6"><text:s text:c="4"/>int maxElement;</text:p><text:p text:style-name="P6"><text:s text:c="4"/>int index;</text:p><text:p text:style-name="P6"><text:s text:c="4"/><text:span text:style-name="T30">bool sorted;</text:span></text:p><text:p text:style-name="P6"/><text:p text:style-name="P6"><text:s text:c="4"/>for(maxElement = size-1; maxElement &gt;0; maxElement--){</text:p><text:p text:style-name="P9"><text:s text:c="8"/>sorted = true;</text:p><text:p text:style-name="P6"><text:s text:c="8"/>for(index = 0; index &lt; maxElement; index++){</text:p><text:p text:style-name="P6"><text:s text:c="12"/>if(array[index] &gt; array[index+1]) {</text:p><text:p text:style-name="P6"><text:s text:c="16"/>swap(array[index], array[index + 1]);</text:p><text:p text:style-name="P6"><text:s text:c="16"/><text:span text:style-name="T30">sorted = false;</text:span></text:p><text:p text:style-name="P6"><text:s text:c="12"/>}</text:p><text:p text:style-name="P6"><text:s text:c="8"/><text:span text:style-name="T21">}</text:span></text:p><text:p text:style-name="P6"><text:s text:c="8"/><text:span text:style-name="T30">if(sorted) break;</text:span></text:p><text:p text:style-name="P6"><text:s text:c="4"/><text:span text:style-name="T21">}</text:span></text:p><text:p text:style-name="P8">}</text:p><text:p text:style-name="P8"/><text:p text:style-name="P8">void swap(int &amp;a, int &amp;b) {</text:p><text:p text:style-name="P8"><text:s text:c="4"/>int temp = a;</text:p><text:p text:style-name="P8"><text:s text:c="4"/>a = b;</text:p><text:p text:style-name="P8"><text:s text:c="4"/>b = temp;</text:p><text:p text:style-name="P8">}</text:p></draw:text-box></draw:frame></text:p>
      <text:p text:style-name="P22">Now the function will return as soon as the array is sorted, rather than continuing to process an already sorted list. We do a little more work in every loop (because we have an extra assignment and comparison that happens every iteration) but we can potentially save several iterations of the outer loop which makes this implementation much more efficient even though the algorithm and Big O analyses is unchanged. Always look for these kinds of improvements in your cod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19T11:14:36.413341232</meta:creation-date>
    <dc:date>2020-11-01T11:09:20.289498343</dc:date>
    <meta:editing-duration>PT1H32M4S</meta:editing-duration>
    <meta:editing-cycles>12</meta:editing-cycles>
    <meta:generator>LibreOffice/6.4.6.2$Linux_X86_64 LibreOffice_project/40$Build-2</meta:generator>
    <meta:document-statistic meta:table-count="2" meta:image-count="0" meta:object-count="0" meta:page-count="4" meta:paragraph-count="120" meta:word-count="1413" meta:character-count="7878" meta:non-whitespace-character-count="6290"/>
  </office:meta>
</office:document-meta>
</file>